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3" style:family="paragraph" style:parent-style-name="Standard" style:master-page-name="Standard">
      <style:paragraph-properties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T1" style:family="text">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T2" style:family="text">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T3" style:family="text">
      <style:text-properties fo:font-variant="normal" fo:text-transform="none" style:text-outline="false" style:text-line-through-style="none" fo:font-size="12pt" fo:font-style="normal" style:text-underline-style="solid" style:text-underline-width="auto" style:text-underline-color="font-color" fo:font-weight="bold" style:font-size-asian="12pt" style:font-style-asian="normal" style:font-weight-asian="bold" style:font-style-complex="normal" style:font-weight-complex="normal" text:display="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t;P14&gt;Jay's 8-bit Computer Model Tutorial&lt;D&gt;</text:span><text:span text:style-name="T2">&lt;P255&gt;</text:span></text:p>
      <text:p text:style-name="P1"><text:span text:style-name="T3">Tutorial #1</text:span><text:span text:style-name="T2">. - J8CM ML programming.</text:span></text:p>
      <text:p text:style-name="P2">From windows file manager run file "jacm.exe".&lt;R&gt;From J8CM main menu select:&lt;R&gt;<text:tab/>2. Memory Panel&lt;R&gt;<text:tab/><text:tab/>From J8CM Memory Panel menu select:&lt;R&gt;<text:tab/><text:tab/><text:tab/> 2. Display contents of memory&lt;R&gt;<text:tab/><text:tab/><text:tab/><text:tab/>Observe all memory locations except 001 and 004 are set to all 0s.&lt;R&gt;<text:tab/><text:tab/><text:tab/><text:tab/> Space bar advances display.</text:p>
      <text:p text:style-name="P2"><text:tab/><text:tab/> From J8CM Memory Panel menu select:&lt;R&gt;<text:tab/><text:tab/><text:tab/> 1. Edit contents of memory&lt;R&gt;<text:tab/><text:tab/><text:tab/><text:tab/>Enter 10 when prompted for a starting memory location.&lt;R&gt;<text:tab/><text:tab/><text:tab/><text:tab/> <text:tab/>Set contents of location 10 to all 1's.&lt;R&gt;<text:tab/><text:tab/><text:tab/> <text:tab/><text:tab/>Press "n" to advance to memory location 20.&lt;R&gt;<text:tab/> <text:tab/><text:tab/><text:tab/><text:tab/>Set the contents of location 20 to 4(00000100 - load acc).&lt;R&gt;<text:tab/><text:tab/><text:tab/><text:tab/><text:tab/>Set the contents of location 21 to 10(00001010).&lt;R&gt;<text:tab/><text:tab/><text:tab/><text:tab/> <text:tab/>Set the contents of location 22 to 5(00000101 - store acc).&lt;R&gt;<text:tab/><text:tab/><text:tab/><text:tab/><text:tab/>Set the contents of location 23 to 11(00001011).&lt;R&gt;<text:tab/><text:tab/><text:tab/><text:tab/><text:tab/>Set the contents of location 24 to 1(00000001 - output)&lt;R&gt;<text:tab/><text:tab/> <text:tab/><text:tab/><text:tab/>Set the contents of location 25 to 11(00001011).&lt;R&gt;<text:tab/><text:tab/><text:tab/><text:tab/><text:tab/>Set the contents of location 26 to 9(00001001 - halt).&lt;R&gt;<text:tab/><text:tab/><text:tab/><text:tab/><text:tab/> Set the contents of location 27 to 20(00010100).&lt;R&gt;<text:tab/><text:tab/> <text:tab/><text:tab/><text:tab/>Press "x" to return to Memory Panel menu.</text:p>
      <text:p text:style-name="P2"><text:tab/><text:tab/>From J8CM Memory Panel menu select: 2. Display contents of memory&lt;R&gt;<text:tab/><text:tab/><text:tab/>Your program should now be in memory. The program itself begins at location 020 and uses <text:tab/><text:tab/><text:tab/>locations 010 and 011 for storage. Your block of code looks like this:</text:p>
      <text:p text:style-name="P2"><text:tab/><text:tab/><text:tab/><text:tab/>008: <text:s/>00000000 <text:s/>00000000 <text:s/>11111111 <text:s/>00000000</text:p>
      <text:p text:style-name="P2"><text:tab/><text:tab/><text:tab/><text:tab/>020: <text:s/>00000100 <text:s/>00001010 <text:s/>00000101 <text:s/>00001011&lt;R&gt;<text:tab/><text:tab/><text:tab/><text:tab/>024: <text:s/>00000001 <text:s/>00001011 <text:s/>00001001 <text:s/>00010100&lt;R&gt;</text:p>
      <text:p text:style-name="P2"><text:tab/><text:tab/>This program will:&lt;R&gt;<text:tab/><text:tab/><text:tab/>1.) load the accumulator with the contents of memory location 010.(all 1's)&lt;R&gt;<text:tab/><text:tab/><text:tab/>2.) store the contents of the accumulator(all 1's) in memory location 011.</text:p>
      <text:p text:style-name="P2"><text:tab/><text:tab/><text:tab/> 3.)output the contents of memory location 011 to I/O.</text:p>
      <text:p text:style-name="P2"><text:tab/><text:tab/> From J8CM Memory Panel menu select: 3. Return to main menu</text:p>
      <text:p text:style-name="P2"/>
      <text:p text:style-name="P2"><text:tab/>From J8CM main menu select:&lt;R&gt;<text:tab/><text:tab/>3. I/O Panel&lt;R&gt;<text:tab/><text:tab/><text:tab/>Observe I/O out is all 0s.&lt;R&gt;<text:tab/><text:tab/><text:tab/> Press "x" to return to the main menu.</text:p>
      <text:p text:style-name="P2"><text:tab/>From J8CM main menu select:&lt;R&gt;<text:tab/><text:tab/>1. Front Panel&lt;R&gt;<text:tab/><text:tab/><text:tab/>Press "p" to set the program counter.&lt;R&gt;<text:tab/><text:tab/><text:tab/><text:tab/>Set the program counter to 20(00010100 - start of program)&lt;R&gt;<text:tab/><text:tab/><text:tab/><text:tab/>Press "x".&lt;R&gt;<text:tab/><text:tab/><text:tab/>Press "r" to run your program.&lt;R&gt;<text:tab/><text:tab/> <text:tab/>Press "s" to step through your program. One instruction is fetched and executed each time the "s" <text:tab/><text:tab/><text:tab/>each time the "s" key is pressed.&lt;R&gt;When your program has run observe that the PC=00010100, IR=00001001, MAR=00001011 and Accumulator = 11111111. If you view the contents of memory you will note location 011 has been set to <text:soft-page-break/>all 1's. <text:s/>Now switch to the I/O Panel and look at I/O out. I/O out byte 0 = all 1's and the marker has been updated to point to byte 1.&lt;R&gt;</text:p>
      <text:p text:style-name="P1"><text:span text:style-name="T3">Tutorial #2</text:span><text:span text:style-name="T2">. - Loading an object file into memory.</text:span></text:p>
      <text:p text:style-name="P2">From J8CM main menu select:&lt;R&gt;<text:tab/>5. Data Destruct&lt;R&gt;<text:tab/><text:tab/> From the Data Destruct Menu select:&lt;R&gt;<text:tab/><text:tab/><text:tab/>1. Clear memory&lt;R&gt;<text:tab/><text:tab/><text:tab/><text:tab/>Answer "y" at the prompt.&lt;R&gt;<text:tab/><text:tab/> CPU registers and I/O out can be cleared here or at their respective panels.&lt;R&gt;<text:tab/><text:tab/>Option 5 is not needed for this exercise.&lt;R&gt;<text:tab/>Return to J8CM main menu.</text:p>
      <text:p text:style-name="P2">From J8CM main menu select:&lt;R&gt;<text:tab/>4. Loader&lt;R&gt;<text:tab/><text:tab/>From the Loader menu select:&lt;R&gt;<text:tab/><text:tab/><text:tab/>3. Set device name(a:)&lt;R&gt;<text:tab/><text:tab/><text:tab/><text:tab/>Enter "a:\j8_tests\" for device and path.&lt;R&gt;<text:tab/><text:tab/>From the Loader menu select:&lt;R&gt;<text:tab/><text:tab/> <text:tab/>1. Load '.obj' file into memory&lt;R&gt;<text:tab/><text:tab/><text:tab/><text:tab/>Enter "demo" for filename.&lt;R&gt;<text:tab/><text:tab/>Return to J8CM main menu.</text:p>
      <text:p text:style-name="P2">From J8CM main menu select:&lt;R&gt;<text:tab/>2. Memory Panel&lt;R&gt;<text:tab/><text:tab/> From J8CM Memory Panel menu select:&lt;R&gt;<text:tab/><text:tab/><text:tab/>2. Display contents of memory&lt;R&gt;<text:tab/><text:tab/><text:tab/><text:tab/>The demo program should now be in memory. <text:s/>The program starts at&lt;R&gt;<text:tab/><text:tab/> <text:tab/><text:tab/> memory location 30. Data storage starts at 10.</text:p>
      <text:p text:style-name="P2"><text:tab/>Return to J8CM main menu.</text:p>
      <text:p text:style-name="P2">From J8CM main menu select:&lt;R&gt;<text:tab/>1. Front Panel&lt;R&gt;<text:tab/><text:tab/> Press "c" to clear CPU registers.&lt;R&gt;<text:tab/><text:tab/>Press "p" to set the program counter.&lt;R&gt;<text:tab/><text:tab/><text:tab/>Set the program counter to 30(00011110 - start of program)&lt;R&gt;<text:tab/><text:tab/><text:tab/> Press "x".&lt;R&gt;<text:tab/><text:tab/>Press "r" to run the demo program.</text:p>
      <text:p text:style-name="P2"><text:tab/>When the demo program has run observe that the various CPU registers have changed contents. If you view the contents of memory you will note changes particularly at the top of memory where the stack has been implemented. <text:s/>Data has also been written to I/O out and the marker has been updated.&lt;R&gt;</text:p>
      <text:p text:style-name="P1"><text:span text:style-name="T3">Tutorial #3</text:span><text:span text:style-name="T2">. - Loading a bootable file into I/O in.</text:span></text:p>
      <text:p text:style-name="P2">From J8CM main menu select:&lt;R&gt;<text:tab/>5. Data Destruct&lt;R&gt;<text:tab/><text:tab/> Clear memory, I/O and CPU registers as in tutorial #2.&lt;R&gt;<text:tab/> <text:tab/>From the Data Destruct Menu select: <text:s/>5. Intiialize ROM.&lt;R&gt;<text:tab/><text:tab/>Return to J8CM main menu.</text:p>
      <text:p text:style-name="P2">From J8CM main menu select:&lt;R&gt;<text:tab/>4. Loader&lt;R&gt;<text:tab/><text:tab/>From the Loader menu select:&lt;R&gt;<text:tab/><text:tab/><text:tab/>3. Set device name(a:)&lt;R&gt;<text:tab/><text:tab/><text:tab/><text:tab/>Enter "a:\j8_tests\" for device and path.&lt;R&gt;<text:tab/><text:tab/>From the Loader menu select&lt;R&gt;<text:tab/><text:tab/> <text:tab/>2. Load '.ldr' file into I/O in&lt;R&gt;<text:tab/><text:tab/><text:tab/><text:tab/>Enter "demo" for filename.&lt;R&gt;<text:tab/><text:tab/>Return to J8CM main menu.</text:p>
      <text:p text:style-name="P2">From J8CM main menu select:&lt;R&gt;<text:tab/>3. I/O Panel&lt;R&gt;<text:tab/><text:tab/> Observe I/O in is loaded with the demo program.&lt;R&gt;<text:tab/>Press "x" to return to the main menu.</text:p>
      <text:p text:style-name="P2">From J8CM main menu select:&lt;R&gt;<text:tab/>1. Front Panel&lt;R&gt;<text:tab/><text:tab/> Press "c" to clear CPU registers.&lt;R&gt;<text:tab/><text:tab/>Press "r" to run the demo program.</text:p>
      <text:p text:style-name="P2">If memory has been properly cleared and ROM initialized the program will load from I/O and execut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variant="normal" fo:text-transform="none" style:text-outline="false" style:text-line-through-style="none" fo:font-size="10pt" fo:font-style="normal" fo:font-weight="normal" style:font-size-asian="10pt" style:font-style-asian="normal" style:font-weight-asian="normal" style:font-style-complex="normal" style:font-weight-complex="normal" text:display="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25" meta:word-count="797" meta:character-count="4951"/>
    <meta:generator>OpenOffice/4.1.3$Win32 OpenOffice.org_project/413m1$Build-9783</meta:generator>
  </office:meta>
</office:document-meta>
</file>